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0C80DF926A6D5D03E35.png" manifest:media-type="image/png"/>
  <manifest:file-entry manifest:full-path="Pictures/10000001000001900000012CA089FDCF8EDBEC1B.png" manifest:media-type="image/png"/>
  <manifest:file-entry manifest:full-path="Pictures/10000001000001900000012C3BCF4C429EB74092.png" manifest:media-type="image/png"/>
  <manifest:file-entry manifest:full-path="Pictures/1000000100000190000000C8B3EAFA993CDC3A67.png" manifest:media-type="image/png"/>
  <manifest:file-entry manifest:full-path="Pictures/10000001000000FA000000FA13302C83169F015C.png" manifest:media-type="image/png"/>
  <manifest:file-entry manifest:full-path="Pictures/100000010000030C0000026522911F2105938EB9.png" manifest:media-type="image/png"/>
  <manifest:file-entry manifest:full-path="Pictures/10000001000001900000012CEDB360A7D26609F5.png" manifest:media-type="image/png"/>
  <manifest:file-entry manifest:full-path="Pictures/10000001000000C8000000C8A7830F708D285483.png" manifest:media-type="image/png"/>
  <manifest:file-entry manifest:full-path="Pictures/1000000100000190000001907AC7A34537341949.png" manifest:media-type="image/png"/>
  <manifest:file-entry manifest:full-path="Pictures/1000000100000190000001906CD54E8551FBF60B.png" manifest:media-type="image/png"/>
  <manifest:file-entry manifest:full-path="Pictures/1000000100000190000000C8FE08329B309CCA56.png" manifest:media-type="image/png"/>
  <manifest:file-entry manifest:full-path="Pictures/100000010000025800000190883C70771059A8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ec3b"/>
    </style:style>
    <style:style style:name="P2" style:family="paragraph" style:parent-style-name="Standard">
      <style:paragraph-properties fo:break-before="page"/>
      <style:text-properties officeooo:paragraph-rsid="001bec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1.787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2.893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8" text:anchor-type="char" svg:x="-0.2673in" svg:y="-0.0429in" svg:width="4.2209in" svg:height="2.8138in" draw:z-index="7"><draw:image xlink:href="Pictures/100000010000025800000190883C70771059A843.png" xlink:type="simple" xlink:show="embed" xlink:actuate="onLoad" draw:mime-type="image/png"/></draw:frame><draw:frame draw:style-name="fr1" draw:name="Image9" text:anchor-type="char" svg:x="-0.1909in" svg:y="3.1035in" svg:width="3.378in" svg:height="3.378in" draw:z-index="8"><draw:image xlink:href="Pictures/1000000100000190000001906CD54E8551FBF60B.png" xlink:type="simple" xlink:show="embed" xlink:actuate="onLoad" draw:mime-type="image/png"/></draw:frame><draw:frame draw:style-name="fr3" draw:name="Image10" text:anchor-type="char" svg:x="-0.4071in" svg:y="6.7709in" svg:width="3.6898in" svg:height="1.272in" draw:z-index="9"><draw:image xlink:href="Pictures/1000000100000190000001907AC7A34537341949.png" xlink:type="simple" xlink:show="embed" xlink:actuate="onLoad" draw:mime-type="image/png"/></draw:frame><draw:frame draw:style-name="fr2" draw:name="Image11" text:anchor-type="char" svg:x="3.6173in" svg:y="6.7055in" svg:width="3.4839in" svg:height="1.3374in" draw:z-index="10"><draw:image xlink:href="Pictures/10000001000001900000012CEDB360A7D26609F5.png" xlink:type="simple" xlink:show="embed" xlink:actuate="onLoad" draw:mime-type="image/png"/></draw:frame><draw:frame draw:style-name="fr1" draw:name="Image12" text:anchor-type="char" svg:x="3.3811in" svg:y="3.1252in" svg:width="3.95in" svg:height="3.1043in" draw:z-index="11"><draw:image xlink:href="Pictures/100000010000030C0000026522911F2105938EB9.png" xlink:type="simple" xlink:show="embed" xlink:actuate="onLoad" draw:mime-type="image/png"/></draw:frame></text:p>
      <text:p text:style-name="P2"><draw:frame draw:style-name="fr1" draw:name="Image1" text:anchor-type="char" svg:x="-0.5161in" svg:y="-0.3693in" svg:width="3.8736in" svg:height="1.9366in" draw:z-index="0"><draw:image xlink:href="Pictures/1000000100000190000000C8FE08329B309CCA56.png" xlink:type="simple" xlink:show="embed" xlink:actuate="onLoad" draw:mime-type="image/png"/></draw:frame><draw:frame draw:style-name="fr1" draw:name="Image2" text:anchor-type="char" svg:x="3.911in" svg:y="-0.4984in" svg:width="2.528in" svg:height="2.0728in" draw:z-index="1"><draw:image xlink:href="Pictures/10000001000000FA000000FA13302C83169F015C.png" xlink:type="simple" xlink:show="embed" xlink:actuate="onLoad" draw:mime-type="image/png"/></draw:frame><draw:frame draw:style-name="fr1" draw:name="Image3" text:anchor-type="char" svg:x="3.239in" svg:y="1.9311in" svg:width="4.1992in" svg:height="2.0992in" draw:z-index="2"><draw:image xlink:href="Pictures/1000000100000190000000C8B3EAFA993CDC3A67.png" xlink:type="simple" xlink:show="embed" xlink:actuate="onLoad" draw:mime-type="image/png"/></draw:frame><draw:frame draw:style-name="fr1" draw:name="Image4" text:anchor-type="char" svg:x="-0.5161in" svg:y="1.8016in" svg:width="2.4201in" svg:height="2.4201in" draw:z-index="3"><draw:image xlink:href="Pictures/10000001000000C8000000C8A7830F708D285483.png" xlink:type="simple" xlink:show="embed" xlink:actuate="onLoad" draw:mime-type="image/png"/></draw:frame><draw:frame draw:style-name="fr1" draw:name="Image5" text:anchor-type="char" svg:x="-0.5354in" svg:y="4.4047in" svg:width="3.752in" svg:height="2.8138in" draw:z-index="4"><draw:image xlink:href="Pictures/10000001000001900000012CA089FDCF8EDBEC1B.png" xlink:type="simple" xlink:show="embed" xlink:actuate="onLoad" draw:mime-type="image/png"/></draw:frame><draw:frame draw:style-name="fr1" draw:name="Image6" text:anchor-type="char" svg:x="3.5626in" svg:y="4.4701in" svg:width="3.7437in" svg:height="2.8083in" draw:z-index="5"><draw:image xlink:href="Pictures/10000001000001900000012C3BCF4C429EB74092.png" xlink:type="simple" xlink:show="embed" xlink:actuate="onLoad" draw:mime-type="image/png"/></draw:frame><draw:frame draw:style-name="fr1" draw:name="Image7" text:anchor-type="char" svg:x="-0.2126in" svg:y="7.9in" svg:width="4.8291in" svg:height="2.4146in" draw:z-index="6"><draw:image xlink:href="Pictures/1000000100000190000000C80DF926A6D5D03E3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07:53:27.522324872</meta:creation-date>
    <dc:date>2022-11-04T08:50:23.582594593</dc:date>
    <meta:editing-duration>PT13S</meta:editing-duration>
    <meta:editing-cycles>1</meta:editing-cycles>
    <meta:document-statistic meta:table-count="0" meta:image-count="12" meta:object-count="0" meta:page-count="2" meta:paragraph-count="0" meta:word-count="0" meta:character-count="0" meta:non-whitespace-character-count="0"/>
    <meta:generator>LibreOffice/7.3.6.2$Linux_X86_64 LibreOffice_project/30$Build-2</meta:generator>
  </office:meta>
</office:document-meta>
</file>